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ea6a" officeooo:paragraph-rsid="001dea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ddf4" officeooo:paragraph-rsid="001fdd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ext_20_body">
      <style:text-properties style:font-name="Arial" fo:font-size="11pt" style:font-size-asian="11pt" style:font-name-complex="Arial1"/>
    </style:style>
    <style:style style:name="P6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fddf4"/>
    </style:style>
    <style:style style:name="T2" style:family="text">
      <style:text-properties officeooo:rsid="00208bc1"/>
    </style:style>
    <style:style style:name="T3" style:family="text">
      <style:text-properties officeooo:rsid="00214698"/>
    </style:style>
    <style:style style:name="T4" style:family="text">
      <style:text-properties officeooo:rsid="0022739c"/>
    </style:style>
    <style:style style:name="T5" style:family="text">
      <style:text-properties officeooo:rsid="0022ad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40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Abgelehnte Tickets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die abgelehnten Zuweisungen auf einer eigenen Übersicht angezeigt bekommen.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 <text:span text:style-name="T1">Wenn ein Ticket abgelehnt wird, erscheint dieses Ticket dem Ersteller und Zuweiser in der Übersicht “Abgelehnte Tickets”</text:span></text:p>
            <text:p text:style-name="P1">- <text:span text:style-name="T5">der Ersteller und Zuweiser haben auf der Übersicht hinter jedem aufgelisteten Ticket direkt die Möglichkeit das Ticket wieder an eine Person zuverweisen</text:span></text:p>
            <text:p text:style-name="P1">- <text:span text:style-name="T2">Eine Ablehnung ist gültig, wenn ein zugewiesener Nutzer die Zuweisung über die entsprechenden Buttons zurückweist oder sich über das Bearbeiten eines Tickets als zugewiesener Nutzer austrägt</text:span></text:p>
            <text:p text:style-name="P1">- <text:span text:style-name="T3">falls der zugewiesene Nutzer eine andere Person einträgt, gilt das Ticket nicht als abgelehnt</text:span></text:p>
            <text:p text:style-name="P1">- <text:span text:style-name="T4">der Stauts “abgelehnt” vefällt, sobald das Ticket einem Nutzer zugewiesen, es akzeptiert oder geschlossen wird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4">5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4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4">9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4">5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4">1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0T17:51:03.804000000</dc:date>
    <meta:editing-cycles>14</meta:editing-cycles>
    <meta:editing-duration>PT2H23M41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3" meta:word-count="135" meta:character-count="945" meta:non-whitespace-character-count="833"/>
    <meta:template xlink:type="simple" xlink:actuate="onRequest" xlink:title="Normal" xlink:href=""/>
  </office:meta>
</office:document-meta>
</file>